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86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19.25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34.24pt"/>
    </style:style>
    <style:style style:name="co8" style:family="table-column">
      <style:table-column-properties fo:break-before="auto" style:column-width="29.45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30.05pt"/>
    </style:style>
    <style:style style:name="co11" style:family="table-column">
      <style:table-column-properties fo:break-before="auto" style:column-width="37.9pt"/>
    </style:style>
    <style:style style:name="co12" style:family="table-column">
      <style:table-column-properties fo:break-before="auto" style:column-width="28.26pt"/>
    </style:style>
    <style:style style:name="co13" style:family="table-column">
      <style:table-column-properties fo:break-before="auto" style:column-width="31.24pt"/>
    </style:style>
    <style:style style:name="co14" style:family="table-column">
      <style:table-column-properties fo:break-before="auto" style:column-width="40.9pt"/>
    </style:style>
    <style:style style:name="co15" style:family="table-column">
      <style:table-column-properties fo:break-before="auto" style:column-width="39.09pt"/>
    </style:style>
    <style:style style:name="co16" style:family="table-column">
      <style:table-column-properties fo:break-before="auto" style:column-width="45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/>
          <table:table-cell office:value-type="string" calcext:value-type="string">
            <text:p>Max note</text:p>
          </table:table-cell>
          <table:table-cell office:value-type="string" calcext:value-type="string">
            <text:p>Nils Goksor (D)</text:p>
          </table:table-cell>
          <table:table-cell office:value-type="string" calcext:value-type="string">
            <text:p>Gabriel Garcia (E)</text:p>
          </table:table-cell>
          <table:table-cell office:value-type="string" calcext:value-type="string">
            <text:p>Florent Mabille (D)</text:p>
          </table:table-cell>
          <table:table-cell office:value-type="string" calcext:value-type="string">
            <text:p>Benoit Brummer ©</text:p>
          </table:table-cell>
          <table:table-cell office:value-type="string" calcext:value-type="string">
            <text:p>Damien Gonze (B)</text:p>
          </table:table-cell>
          <table:table-cell office:value-type="string" calcext:value-type="string">
            <text:p>Aurélie Massart (A)</text:p>
          </table:table-cell>
          <table:table-cell office:value-type="string" calcext:value-type="string">
            <text:p>Antoine Prieels (D)</text:p>
          </table:table-cell>
          <table:table-cell office:value-type="string" calcext:value-type="string">
            <text:p>Nicolas Tonon (E)</text:p>
          </table:table-cell>
          <table:table-cell office:value-type="string" calcext:value-type="string">
            <text:p>Florian Fitvoye (A)</text:p>
          </table:table-cell>
          <table:table-cell office:value-type="string" calcext:value-type="string">
            <text:p>Alexandre Dubray (c)</text:p>
          </table:table-cell>
          <table:table-cell office:value-type="string" calcext:value-type="string">
            <text:p>Alexandre Rucquoy (b)</text:p>
          </table:table-cell>
          <table:table-cell office:value-type="string" calcext:value-type="string">
            <text:p>Willam Salame (E)</text:p>
          </table:table-cell>
          <table:table-cell office:value-type="string" calcext:value-type="string">
            <text:p>Jérôme Thiry (a)</text:p>
          </table:table-cell>
          <table:table-cell office:value-type="string" calcext:value-type="string">
            <text:p>Rémy Vermeiren (D)</text:p>
          </table:table-cell>
        </table:table-row>
        <table:table-row table:style-name="ro1">
          <table:table-cell office:value-type="string" calcext:value-type="string">
            <text:p>Report respect specifications (time, format)</text:p>
          </table:table-cell>
          <table:table-cell/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 choice is well motivated (including the task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dent showed good interaction with the community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dent understand well the global context of the project</text:p>
          </table:table-cell>
          <table:table-cell/>
          <table:table-cell table:number-columns-repeated="1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dent understood the contribution process</text:p>
          </table:table-cell>
          <table:table-cell/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ibution was accept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formula="of:=SUM([.C2:.C7])" office:value-type="float" office:value="9" calcext:value-type="float">
            <text:p>9</text:p>
          </table:table-cell>
          <table:table-cell table:formula="of:=SUM([.D2:.D7])" office:value-type="float" office:value="8" calcext:value-type="float">
            <text:p>8</text:p>
          </table:table-cell>
          <table:table-cell table:formula="of:=SUM([.E2:.E7])" office:value-type="float" office:value="6" calcext:value-type="float">
            <text:p>6</text:p>
          </table:table-cell>
          <table:table-cell table:formula="of:=SUM([.F2:.F7])" office:value-type="float" office:value="7" calcext:value-type="float">
            <text:p>7</text:p>
          </table:table-cell>
          <table:table-cell table:formula="of:=SUM([.G2:.G7])" office:value-type="float" office:value="9" calcext:value-type="float">
            <text:p>9</text:p>
          </table:table-cell>
          <table:table-cell table:formula="of:=SUM([.H2:.H7])" office:value-type="float" office:value="7" calcext:value-type="float">
            <text:p>7</text:p>
          </table:table-cell>
          <table:table-cell table:formula="of:=SUM([.I2:.I7])" office:value-type="float" office:value="9" calcext:value-type="float">
            <text:p>9</text:p>
          </table:table-cell>
          <table:table-cell table:formula="of:=SUM([.J2:.J7])" office:value-type="float" office:value="9" calcext:value-type="float">
            <text:p>9</text:p>
          </table:table-cell>
          <table:table-cell table:formula="of:=SUM([.K2:.K7])" office:value-type="float" office:value="8" calcext:value-type="float">
            <text:p>8</text:p>
          </table:table-cell>
          <table:table-cell table:formula="of:=SUM([.L2:.L7])" office:value-type="float" office:value="9" calcext:value-type="float">
            <text:p>9</text:p>
          </table:table-cell>
          <table:table-cell table:formula="of:=SUM([.M2:.M7])" office:value-type="float" office:value="8" calcext:value-type="float">
            <text:p>8</text:p>
          </table:table-cell>
          <table:table-cell table:formula="of:=SUM([.N2:.N7])" office:value-type="float" office:value="8" calcext:value-type="float">
            <text:p>8</text:p>
          </table:table-cell>
          <table:table-cell table:formula="of:=SUM([.O2:.O7])" office:value-type="float" office:value="9" calcext:value-type="float">
            <text:p>9</text:p>
          </table:table-cell>
          <table:table-cell table:formula="of:=SUM([.P2:.P7])" office:value-type="float" office:value="7" calcext:value-type="float">
            <text:p>7</text:p>
          </table:table-cell>
          <table:table-cell table:formula="of:=SUM([.Q2:.Q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table:formula="of:=[.C8]/9*6" office:value-type="float" office:value="6" calcext:value-type="float">
            <text:p>6</text:p>
          </table:table-cell>
          <table:table-cell table:formula="of:=[.D8]/9*6" office:value-type="float" office:value="5.33333333333333" calcext:value-type="float">
            <text:p>5.33333333333333</text:p>
          </table:table-cell>
          <table:table-cell table:formula="of:=[.E8]/9*6" office:value-type="float" office:value="4" calcext:value-type="float">
            <text:p>4</text:p>
          </table:table-cell>
          <table:table-cell table:formula="of:=[.F8]/9*6" office:value-type="float" office:value="4.66666666666667" calcext:value-type="float">
            <text:p>4.66666666666667</text:p>
          </table:table-cell>
          <table:table-cell table:formula="of:=[.G8]/9*6" office:value-type="float" office:value="6" calcext:value-type="float">
            <text:p>6</text:p>
          </table:table-cell>
          <table:table-cell table:formula="of:=[.H8]/9*6" office:value-type="float" office:value="4.66666666666667" calcext:value-type="float">
            <text:p>4.66666666666667</text:p>
          </table:table-cell>
          <table:table-cell table:formula="of:=[.I8]/9*6" office:value-type="float" office:value="6" calcext:value-type="float">
            <text:p>6</text:p>
          </table:table-cell>
          <table:table-cell table:formula="of:=[.J8]/9*6" office:value-type="float" office:value="6" calcext:value-type="float">
            <text:p>6</text:p>
          </table:table-cell>
          <table:table-cell table:formula="of:=[.K8]/9*6" office:value-type="float" office:value="5.33333333333333" calcext:value-type="float">
            <text:p>5.33333333333333</text:p>
          </table:table-cell>
          <table:table-cell table:formula="of:=[.L8]/9*6" office:value-type="float" office:value="6" calcext:value-type="float">
            <text:p>6</text:p>
          </table:table-cell>
          <table:table-cell table:formula="of:=[.M8]/9*6" office:value-type="float" office:value="5.33333333333333" calcext:value-type="float">
            <text:p>5.33333333333333</text:p>
          </table:table-cell>
          <table:table-cell table:formula="of:=[.N8]/9*6" office:value-type="float" office:value="5.33333333333333" calcext:value-type="float">
            <text:p>5.33333333333333</text:p>
          </table:table-cell>
          <table:table-cell table:formula="of:=[.O8]/9*6" office:value-type="float" office:value="6" calcext:value-type="float">
            <text:p>6</text:p>
          </table:table-cell>
          <table:table-cell table:formula="of:=[.P8]/9*6" office:value-type="float" office:value="4.66666666666667" calcext:value-type="float">
            <text:p>4.66666666666667</text:p>
          </table:table-cell>
          <table:table-cell table:formula="of:=[.Q8]/9*6" office:value-type="float" office:value="6" calcext:value-type="float">
            <text:p>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Theor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ilosophy and history of Open sour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censes and legal aspect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iness model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unity Governan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vacy/Security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entralisation/Standardisati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itical and Business aspects to use Open Sour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formula="of:=SUM([.C12:.C18])" office:value-type="float" office:value="14" calcext:value-type="float">
            <text:p>14</text:p>
          </table:table-cell>
          <table:table-cell table:formula="of:=SUM([.D12:.D18])" office:value-type="float" office:value="8" calcext:value-type="float">
            <text:p>8</text:p>
          </table:table-cell>
          <table:table-cell table:formula="of:=SUM([.E12:.E18])" office:value-type="float" office:value="7" calcext:value-type="float">
            <text:p>7</text:p>
          </table:table-cell>
          <table:table-cell table:formula="of:=SUM([.F12:.F18])" office:value-type="float" office:value="14" calcext:value-type="float">
            <text:p>14</text:p>
          </table:table-cell>
          <table:table-cell table:formula="of:=SUM([.G12:.G18])" office:value-type="float" office:value="14" calcext:value-type="float">
            <text:p>14</text:p>
          </table:table-cell>
          <table:table-cell table:formula="of:=SUM([.H12:.H18])" office:value-type="float" office:value="12" calcext:value-type="float">
            <text:p>12</text:p>
          </table:table-cell>
          <table:table-cell table:formula="of:=SUM([.I12:.I18])" office:value-type="float" office:value="11" calcext:value-type="float">
            <text:p>11</text:p>
          </table:table-cell>
          <table:table-cell table:formula="of:=SUM([.J12:.J18])" office:value-type="float" office:value="11" calcext:value-type="float">
            <text:p>11</text:p>
          </table:table-cell>
          <table:table-cell table:formula="of:=SUM([.K12:.K18])" office:value-type="float" office:value="10" calcext:value-type="float">
            <text:p>10</text:p>
          </table:table-cell>
          <table:table-cell table:formula="of:=SUM([.L12:.L18])" office:value-type="float" office:value="11" calcext:value-type="float">
            <text:p>11</text:p>
          </table:table-cell>
          <table:table-cell table:formula="of:=SUM([.M12:.M18])" office:value-type="float" office:value="14" calcext:value-type="float">
            <text:p>14</text:p>
          </table:table-cell>
          <table:table-cell table:formula="of:=SUM([.N12:.N18])" office:value-type="float" office:value="10" calcext:value-type="float">
            <text:p>10</text:p>
          </table:table-cell>
          <table:table-cell table:formula="of:=SUM([.O12:.O18])" office:value-type="float" office:value="9" calcext:value-type="float">
            <text:p>9</text:p>
          </table:table-cell>
          <table:table-cell table:formula="of:=SUM([.P12:.P18])" office:value-type="float" office:value="12" calcext:value-type="float">
            <text:p>12</text:p>
          </table:table-cell>
          <table:table-cell table:formula="of:=SUM([.Q12:.Q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table:formula="of:=[.C19]/14*12" office:value-type="float" office:value="12" calcext:value-type="float">
            <text:p>12</text:p>
          </table:table-cell>
          <table:table-cell table:formula="of:=[.D19]/14*12" office:value-type="float" office:value="6.85714285714286" calcext:value-type="float">
            <text:p>6.85714285714286</text:p>
          </table:table-cell>
          <table:table-cell table:formula="of:=[.E19]/14*12" office:value-type="float" office:value="6" calcext:value-type="float">
            <text:p>6</text:p>
          </table:table-cell>
          <table:table-cell table:formula="of:=[.F19]/14*12" office:value-type="float" office:value="12" calcext:value-type="float">
            <text:p>12</text:p>
          </table:table-cell>
          <table:table-cell table:formula="of:=[.G19]/14*12" office:value-type="float" office:value="12" calcext:value-type="float">
            <text:p>12</text:p>
          </table:table-cell>
          <table:table-cell table:formula="of:=[.H19]/14*12" office:value-type="float" office:value="10.2857142857143" calcext:value-type="float">
            <text:p>10.2857142857143</text:p>
          </table:table-cell>
          <table:table-cell table:formula="of:=[.I19]/14*12" office:value-type="float" office:value="9.42857142857143" calcext:value-type="float">
            <text:p>9.42857142857143</text:p>
          </table:table-cell>
          <table:table-cell table:formula="of:=[.J19]/14*12" office:value-type="float" office:value="9.42857142857143" calcext:value-type="float">
            <text:p>9.42857142857143</text:p>
          </table:table-cell>
          <table:table-cell table:formula="of:=[.K19]/14*12" office:value-type="float" office:value="8.57142857142857" calcext:value-type="float">
            <text:p>8.57142857142857</text:p>
          </table:table-cell>
          <table:table-cell table:formula="of:=[.L19]/14*12" office:value-type="float" office:value="9.42857142857143" calcext:value-type="float">
            <text:p>9.42857142857143</text:p>
          </table:table-cell>
          <table:table-cell table:formula="of:=[.M19]/14*12" office:value-type="float" office:value="12" calcext:value-type="float">
            <text:p>12</text:p>
          </table:table-cell>
          <table:table-cell table:formula="of:=[.N19]/14*12" office:value-type="float" office:value="8.57142857142857" calcext:value-type="float">
            <text:p>8.57142857142857</text:p>
          </table:table-cell>
          <table:table-cell table:formula="of:=[.O19]/14*12" office:value-type="float" office:value="7.71428571428572" calcext:value-type="float">
            <text:p>7.71428571428572</text:p>
          </table:table-cell>
          <table:table-cell table:formula="of:=[.P19]/14*12" office:value-type="float" office:value="10.2857142857143" calcext:value-type="float">
            <text:p>10.2857142857143</text:p>
          </table:table-cell>
          <table:table-cell table:formula="of:=[.Q19]/14*12" office:value-type="float" office:value="12" calcext:value-type="float">
            <text:p>1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>
            <text:p>Bonus point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udent showed a particularly good autonomy and took special initiativ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ents faced difficulties and developed a good strategy to solve the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ent showed a particular insight and went beyond the cour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[.C9]+[.C20]+[.C23]+[.C24]+[.C25]" office:value-type="float" office:value="21" calcext:value-type="float">
            <text:p>21</text:p>
          </table:table-cell>
          <table:table-cell table:formula="of:=[.D9]+[.D20]+[.D23]+[.D24]+[.D25]" office:value-type="float" office:value="12.1904761904762" calcext:value-type="float">
            <text:p>12.1904761904762</text:p>
          </table:table-cell>
          <table:table-cell table:formula="of:=[.E9]+[.E20]+[.E23]+[.E24]+[.E25]" office:value-type="float" office:value="10" calcext:value-type="float">
            <text:p>10</text:p>
          </table:table-cell>
          <table:table-cell table:formula="of:=[.F9]+[.F20]+[.F23]+[.F24]+[.F25]" office:value-type="float" office:value="17.6666666666667" calcext:value-type="float">
            <text:p>17.6666666666667</text:p>
          </table:table-cell>
          <table:table-cell table:formula="of:=[.G9]+[.G20]+[.G23]+[.G24]+[.G25]" office:value-type="float" office:value="19" calcext:value-type="float">
            <text:p>19</text:p>
          </table:table-cell>
          <table:table-cell table:formula="of:=[.H9]+[.H20]+[.H23]+[.H24]+[.H25]" office:value-type="float" office:value="15.952380952381" calcext:value-type="float">
            <text:p>15.952380952381</text:p>
          </table:table-cell>
          <table:table-cell table:formula="of:=[.I9]+[.I20]+[.I23]+[.I24]+[.I25]" office:value-type="float" office:value="15.4285714285714" calcext:value-type="float">
            <text:p>15.4285714285714</text:p>
          </table:table-cell>
          <table:table-cell table:formula="of:=[.J9]+[.J20]+[.J23]+[.J24]+[.J25]" office:value-type="float" office:value="15.4285714285714" calcext:value-type="float">
            <text:p>15.4285714285714</text:p>
          </table:table-cell>
          <table:table-cell table:formula="of:=[.K9]+[.K20]+[.K23]+[.K24]+[.K25]" office:value-type="float" office:value="14.9047619047619" calcext:value-type="float">
            <text:p>14.9047619047619</text:p>
          </table:table-cell>
          <table:table-cell table:formula="of:=[.L9]+[.L20]+[.L23]+[.L24]+[.L25]" office:value-type="float" office:value="15.4285714285714" calcext:value-type="float">
            <text:p>15.4285714285714</text:p>
          </table:table-cell>
          <table:table-cell table:formula="of:=[.M9]+[.M20]+[.M23]+[.M24]+[.M25]" office:value-type="float" office:value="18.3333333333333" calcext:value-type="float">
            <text:p>18.3333333333333</text:p>
          </table:table-cell>
          <table:table-cell table:formula="of:=[.N9]+[.N20]+[.N23]+[.N24]+[.N25]" office:value-type="float" office:value="13.9047619047619" calcext:value-type="float">
            <text:p>13.9047619047619</text:p>
          </table:table-cell>
          <table:table-cell table:formula="of:=[.O9]+[.O20]+[.O23]+[.O24]+[.O25]" office:value-type="float" office:value="13.7142857142857" calcext:value-type="float">
            <text:p>13.7142857142857</text:p>
          </table:table-cell>
          <table:table-cell table:formula="of:=[.P9]+[.P20]+[.P23]+[.P24]+[.P25]" office:value-type="float" office:value="14.952380952381" calcext:value-type="float">
            <text:p>14.952380952381</text:p>
          </table:table-cell>
          <table:table-cell table:formula="of:=[.Q9]+[.Q20]+[.Q23]+[.Q24]+[.Q25]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0 : student lacked basic understand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 : basic/scholar understand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 : fluent understanding. Seems evident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6">00/00/0000</text:date>, <text:time style:data-style-name="N2" text:time-value="09:04:07.997270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1:28:16.955722895</meta:creation-date>
    <dc:date>2018-01-26T16:59:07.121159259</dc:date>
    <meta:editing-duration>PT12H1M41S</meta:editing-duration>
    <meta:editing-cycles>10</meta:editing-cycles>
    <meta:generator>LibreOffice/5.4.4.2$MacOSX_X86_64 LibreOffice_project/2524958677847fb3bb44820e40380acbe820f960</meta:generator>
    <meta:document-statistic meta:table-count="1" meta:cell-count="357" meta:object-count="0"/>
  </office:meta>
</office:document-meta>
</file>